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in" fo:margin-bottom="0in" style:contextual-spacing="false"/>
    </style:style>
    <style:style style:name="P35" style:family="paragraph" style:parent-style-name="Text_20_body">
      <style:paragraph-properties fo:text-align="center" style:justify-single-word="false"/>
      <style:text-properties officeooo:paragraph-rsid="001c7831"/>
    </style:style>
    <style:style style:name="T1" style:family="text">
      <style:text-properties officeooo:rsid="001c7831"/>
    </style:style>
    <style:style style:name="T2" style:family="text">
      <style:text-properties style:text-underline-style="solid" style:text-underline-width="auto" style:text-underline-color="font-color" officeooo:rsid="001c783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Strong_20_Emphasis"><text:span text:style-name="T2">Go(Golang) Quick Reference</text:span></text:span></text:p>
      <text:p text:style-name="Text_20_body"><text:span text:style-name="Strong_20_Emphasis"/></text:p>
      <text:p text:style-name="Text_20_body"><text:span text:style-name="Strong_20_Emphasis">Go (Golang):</text:span></text:p>
      <text:list text:style-name="L1">
        <text:list-item>
          <text:p text:style-name="P2">Programming language developed by Google.</text:p>
        </text:list-item>
        <text:list-item>
          <text:p text:style-name="P2">Known for its simplicity, efficiency, and concurrency support.</text:p>
        </text:list-item>
        <text:list-item>
          <text:p text:style-name="P1">Focuses on simplicity, readability, and productivity.</text:p>
        </text:list-item>
      </text:list>
      <text:p text:style-name="Text_20_body"><text:span text:style-name="Strong_20_Emphasis">Variables and Constants:</text:span></text:p>
      <text:list text:style-name="L2">
        <text:list-item>
          <text:p text:style-name="P4">Variables hold data that can be manipulated during program execution.</text:p>
        </text:list-item>
        <text:list-item>
          <text:p text:style-name="P4">Constants hold immutable values.</text:p>
        </text:list-item>
        <text:list-item>
          <text:p text:style-name="P4">Declared using the <text:span text:style-name="Source_20_Text">var</text:span> keyword for variables and the <text:span text:style-name="Source_20_Text">const</text:span> keyword for constants.</text:p>
        </text:list-item>
        <text:list-item>
          <text:p text:style-name="P3">Example: <text:span text:style-name="Source_20_Text">var num int = 10</text:span>, <text:span text:style-name="Source_20_Text">const PI = 3.14159</text:span></text:p>
        </text:list-item>
      </text:list>
      <text:p text:style-name="Text_20_body"><text:span text:style-name="Strong_20_Emphasis">Data Types:</text:span></text:p>
      <text:list text:style-name="L3">
        <text:list-item>
          <text:p text:style-name="P6">Basic types include <text:span text:style-name="Source_20_Text">int</text:span>, <text:span text:style-name="Source_20_Text">float64</text:span>, <text:span text:style-name="Source_20_Text">bool</text:span>, <text:span text:style-name="Source_20_Text">string</text:span>.</text:p>
        </text:list-item>
        <text:list-item>
          <text:p text:style-name="P5">Composite types include arrays, slices, maps, structs, and pointers.</text:p>
        </text:list-item>
      </text:list>
      <text:p text:style-name="Text_20_body"><text:span text:style-name="Strong_20_Emphasis">Operators:</text:span></text:p>
      <text:list text:style-name="L4">
        <text:list-item>
          <text:p text:style-name="P8">Arithmetic: 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%</text:span>.</text:p>
        </text:list-item>
        <text:list-item>
          <text:p text:style-name="P8">Relational: <text:span text:style-name="Source_20_Text">==</text:span>, <text:span text:style-name="Source_20_Text">!=</text:span>, <text:span text:style-name="Source_20_Text">&lt;</text:span>, <text:span text:style-name="Source_20_Text">&gt;</text:span>, <text:span text:style-name="Source_20_Text">&lt;=</text:span>, <text:span text:style-name="Source_20_Text">&gt;=</text:span>.</text:p>
        </text:list-item>
        <text:list-item>
          <text:p text:style-name="P8">Logical: <text:span text:style-name="Source_20_Text">&amp;&amp;</text:span>, <text:span text:style-name="Source_20_Text">||</text:span>, <text:span text:style-name="Source_20_Text">!</text:span>.</text:p>
        </text:list-item>
        <text:list-item>
          <text:p text:style-name="P7">Bitwise: <text:span text:style-name="Source_20_Text">&amp;</text:span>, <text:span text:style-name="Source_20_Text">|</text:span>, <text:span text:style-name="Source_20_Text">^</text:span>, <text:span text:style-name="Source_20_Text">&lt;&lt;</text:span>, <text:span text:style-name="Source_20_Text">&gt;&gt;</text:span>.</text:p>
        </text:list-item>
      </text:list>
      <text:p text:style-name="Text_20_body"><text:span text:style-name="Strong_20_Emphasis">Control Flow:</text:span></text:p>
      <text:list text:style-name="L5">
        <text:list-item>
          <text:p text:style-name="P10"><text:span text:style-name="Source_20_Text">if</text:span>, <text:span text:style-name="Source_20_Text">else if</text:span>, <text:span text:style-name="Source_20_Text">else</text:span> statements for conditional execution.</text:p>
        </text:list-item>
        <text:list-item>
          <text:p text:style-name="P10"><text:span text:style-name="Source_20_Text">switch</text:span> statement for multi-case selection.</text:p>
        </text:list-item>
        <text:list-item>
          <text:p text:style-name="P10"><text:span text:style-name="Source_20_Text">for</text:span> loop for iteration.</text:p>
        </text:list-item>
        <text:list-item>
          <text:p text:style-name="P9"><text:span text:style-name="Source_20_Text">break</text:span>, <text:span text:style-name="Source_20_Text">continue</text:span> statements for loop control.</text:p>
        </text:list-item>
      </text:list>
      <text:p text:style-name="Text_20_body"><text:span text:style-name="Strong_20_Emphasis">Functions:</text:span></text:p>
      <text:list text:style-name="L6">
        <text:list-item>
          <text:p text:style-name="P12">Modularize code by defining functions.</text:p>
        </text:list-item>
        <text:list-item>
          <text:p text:style-name="P12">Functions can have multiple return values.</text:p>
        </text:list-item>
        <text:list-item>
          <text:p text:style-name="P11">Function declaration syntax: <text:span text:style-name="Source_20_Text">func functionName(parameters) returnType { body }</text:span>.</text:p>
        </text:list-item>
      </text:list>
      <text:p text:style-name="Text_20_body"><text:span text:style-name="Strong_20_Emphasis">Structs:</text:span></text:p>
      <text:list text:style-name="L7">
        <text:list-item>
          <text:p text:style-name="P14">Aggregate data types used to group variables.</text:p>
        </text:list-item>
        <text:list-item>
          <text:p text:style-name="P14">Similar to classes in object-oriented programming.</text:p>
        </text:list-item>
        <text:list-item>
          <text:p text:style-name="P13">Can have methods associated with them.</text:p>
        </text:list-item>
      </text:list>
      <text:p text:style-name="Text_20_body"><text:span text:style-name="Strong_20_Emphasis">Pointers:</text:span></text:p>
      <text:list text:style-name="L8">
        <text:list-item>
          <text:p text:style-name="P16"><text:soft-page-break/>Variables that store memory addresses.</text:p>
        </text:list-item>
        <text:list-item>
          <text:p text:style-name="P15">Used for more efficient memory management and passing references to data.</text:p>
        </text:list-item>
      </text:list>
      <text:p text:style-name="Text_20_body"><text:span text:style-name="Strong_20_Emphasis">Slices:</text:span></text:p>
      <text:list text:style-name="L9">
        <text:list-item>
          <text:p text:style-name="P18">Dynamic, resizable views into arrays.</text:p>
        </text:list-item>
        <text:list-item>
          <text:p text:style-name="P17">Used extensively for working with collections of data.</text:p>
        </text:list-item>
      </text:list>
      <text:p text:style-name="Text_20_body"><text:span text:style-name="Strong_20_Emphasis">Maps:</text:span></text:p>
      <text:list text:style-name="L10">
        <text:list-item>
          <text:p text:style-name="P20">Key-value pairs collection.</text:p>
        </text:list-item>
        <text:list-item>
          <text:p text:style-name="P20">Similar to dictionaries in other languages.</text:p>
        </text:list-item>
        <text:list-item>
          <text:p text:style-name="P19">Efficient for looking up values by keys.</text:p>
        </text:list-item>
      </text:list>
      <text:p text:style-name="Text_20_body"><text:span text:style-name="Strong_20_Emphasis">Concurrency:</text:span></text:p>
      <text:list text:style-name="L11">
        <text:list-item>
          <text:p text:style-name="P22">Goroutines: lightweight threads managed by the Go runtime.</text:p>
        </text:list-item>
        <text:list-item>
          <text:p text:style-name="P22">Channels: communication mechanism between goroutines.</text:p>
        </text:list-item>
        <text:list-item>
          <text:p text:style-name="P21">Provides easy and efficient concurrency support.</text:p>
        </text:list-item>
      </text:list>
      <text:p text:style-name="Text_20_body"><text:span text:style-name="Strong_20_Emphasis">Error Handling:</text:span></text:p>
      <text:list text:style-name="L12">
        <text:list-item>
          <text:p text:style-name="P24">Error values are returned from functions.</text:p>
        </text:list-item>
        <text:list-item>
          <text:p text:style-name="P24"><text:span text:style-name="Source_20_Text">error</text:span> type is an interface type.</text:p>
        </text:list-item>
        <text:list-item>
          <text:p text:style-name="P23"><text:span text:style-name="Source_20_Text">nil</text:span> represents no error, and non-nil value represents an error.</text:p>
        </text:list-item>
      </text:list>
      <text:p text:style-name="Text_20_body"><text:span text:style-name="Strong_20_Emphasis">Packages:</text:span></text:p>
      <text:list text:style-name="L13">
        <text:list-item>
          <text:p text:style-name="P26">Organize code into reusable modules called packages.</text:p>
        </text:list-item>
        <text:list-item>
          <text:p text:style-name="P26">Each package contains one or more Go source files.</text:p>
        </text:list-item>
        <text:list-item>
          <text:p text:style-name="P25"><text:span text:style-name="Source_20_Text">import</text:span> keyword is used to import packages into Go programs.</text:p>
        </text:list-item>
      </text:list>
      <text:p text:style-name="Text_20_body"><text:span text:style-name="Strong_20_Emphasis">Testing:</text:span></text:p>
      <text:list text:style-name="L14">
        <text:list-item>
          <text:p text:style-name="P28">Built-in testing support with the <text:span text:style-name="Source_20_Text">testing</text:span> package.</text:p>
        </text:list-item>
        <text:list-item>
          <text:p text:style-name="P28">Write tests in separate files with <text:span text:style-name="Source_20_Text">_test.go</text:span> suffix.</text:p>
        </text:list-item>
        <text:list-item>
          <text:p text:style-name="P27">Run tests using the <text:span text:style-name="Source_20_Text">go test</text:span> command.</text:p>
        </text:list-item>
      </text:list>
      <text:p text:style-name="Text_20_body"><text:span text:style-name="Strong_20_Emphasis">Standard Library:</text:span></text:p>
      <text:list text:style-name="L15">
        <text:list-item>
          <text:p text:style-name="P30">Comprehensive standard library providing support for various functionalities like networking, file I/O, encoding, cryptography, etc.</text:p>
        </text:list-item>
        <text:list-item>
          <text:p text:style-name="P29">Helps in building efficient and feature-rich applications without relying on third-party libraries.</text:p>
        </text:list-item>
      </text:list>
      <text:p text:style-name="Text_20_body"><text:span text:style-name="Strong_20_Emphasis">Tooling:</text:span></text:p>
      <text:list text:style-name="L16">
        <text:list-item>
          <text:p text:style-name="P32">Powerful command-line tools like <text:span text:style-name="Source_20_Text">go</text:span>, <text:span text:style-name="Source_20_Text">go build</text:span>, <text:span text:style-name="Source_20_Text">go run</text:span>, <text:span text:style-name="Source_20_Text">go test</text:span>, etc.</text:p>
        </text:list-item>
        <text:list-item>
          <text:p text:style-name="P31">Integrated development environment (IDE) support available in popular editors like Visual Studio Code, IntelliJ IDEA, and GoLand.</text:p>
        </text:list-item>
      </text:list>
      <text:p text:style-name="Text_20_body"><text:span text:style-name="Strong_20_Emphasis">Documentation:</text:span></text:p>
      <text:list text:style-name="L17">
        <text:list-item>
          <text:p text:style-name="P34"><text:soft-page-break/>Write documentation comments using the <text:span text:style-name="Source_20_Text">//</text:span> syntax.</text:p>
        </text:list-item>
        <text:list-item>
          <text:p text:style-name="P34">Generate documentation using the <text:span text:style-name="Source_20_Text">godoc</text:span> tool.</text:p>
        </text:list-item>
        <text:list-item>
          <text:p text:style-name="P33">Documented code is automatically accessible via the <text:span text:style-name="Source_20_Text">go doc</text:span> command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17:19.796541702</meta:creation-date>
    <dc:date>2024-04-07T12:11:50.778968635</dc:date>
    <meta:editing-duration>PT57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3" meta:paragraph-count="67" meta:word-count="446" meta:character-count="2817" meta:non-whitespace-character-count="2487"/>
  </office:meta>
</office:document-meta>
</file>